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wrap-option="wrap"/>
    </style:style>
    <style:style style:name="gr2" style:family="graphic" style:parent-style-name="standard">
      <style:graphic-properties draw:fill-color="#aecf00" draw:textarea-horizontal-align="justify" draw:textarea-vertical-align="middle" draw:auto-grow-height="false" fo:wrap-option="wrap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ize="24pt"/>
    </style:style>
    <style:style style:name="P4" style:family="paragraph">
      <style:text-properties fo:font-size="10pt" fo:font-style="italic" style:font-size-asian="10pt" style:font-style-asian="italic" style:font-size-complex="10pt" style:font-style-complex="italic"/>
    </style:style>
    <style:style style:name="P5" style:family="paragraph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0pt" fo:font-style="italic" style:font-size-asian="10pt" style:font-style-asian="italic" style:font-size-complex="10pt" style:font-style-complex="italic"/>
    </style:style>
    <style:style style:name="T4" style:family="text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6" draw:id="id6" draw:layer="layout" svg:width="2.286cm" svg:height="2.159cm" svg:x="6.731cm" svg:y="6.985cm">
          <text:p text:style-name="P1"><text:span text:style-name="T1">Memory-safe lang-uag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10" draw:id="id10" draw:layer="layout" svg:width="9.017cm" svg:height="1.905cm" svg:x="5.653cm" svg:y="1.635cm">
          <text:p text:style-name="P1"><text:span text:style-name="T2">Security implemented in all software development process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" draw:id="id1" draw:layer="layout" svg:width="2.54cm" svg:height="1.397cm" svg:x="3.302cm" svg:y="4.826cm">
          <text:p text:style-name="P1"><text:span text:style-name="T1">Security in desig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4" draw:id="id4" draw:layer="layout" svg:width="4.191cm" svg:height="2.413cm" svg:x="1.397cm" svg:y="12.573cm">
          <text:p text:style-name="P1"><text:span text:style-name="T1">Secure design principles applied, including all S&amp;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5" draw:id="id5" draw:layer="layout" svg:width="4.445cm" svg:height="2.032cm" svg:x="4.699cm" svg:y="9.779cm">
          <text:p text:style-name="P1"><text:span text:style-name="T1">Availability through scalabilit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3" draw:id="id3" draw:layer="layout" svg:width="2.794cm" svg:height="1.397cm" svg:x="13.335cm" svg:y="7.747cm">
          <text:p text:style-name="P1"><text:span text:style-name="T1">Security in verifica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7" draw:id="id7" draw:layer="layout" svg:width="2.413cm" svg:height="1.905cm" svg:x="10.795cm" svg:y="6.096cm">
          <text:p text:style-name="P1"><text:span text:style-name="T1">Supply chain (reuse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9" draw:id="id9" draw:layer="layout" svg:width="3.556cm" svg:height="1.524cm" svg:x="13.336cm" svg:y="3.833cm">
          <text:p text:style-name="P1"><text:span text:style-name="T1">Development environm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8" draw:id="id8" draw:layer="layout" svg:width="3.302cm" svg:height="1.778cm" svg:x="14.124cm" svg:y="5.461cm">
          <text:p text:style-name="P1"><text:span text:style-name="T1">Deployment &amp; operation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1" draw:id="id11" draw:layer="layout" svg:width="2.159cm" svg:height="1.397cm" svg:x="18.161cm" svg:y="3.175cm">
          <text:p text:style-name="P1"><text:span text:style-name="T1">Peop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4.572cm" svg:y1="4.826cm" svg:x2="10.164cm" svg:y2="3.542cm" draw:start-shape="id1" draw:start-glue-point="0" draw:end-shape="id2" draw:end-glue-point="3" svg:d="M4572 4826l5592-1284" svg:viewBox="0 0 5593 1285">
          <text:p/>
        </draw:connector>
        <draw:connector draw:style-name="gr3" draw:text-style-name="P1" draw:layer="layout" draw:type="line" svg:x1="14.732cm" svg:y1="7.747cm" svg:x2="10.163cm" svg:y2="3.541cm" draw:start-shape="id3" draw:start-glue-point="0" svg:d="M14732 7747l-4569-4206" svg:viewBox="0 0 4570 4207">
          <text:p/>
        </draw:connector>
        <draw:connector draw:style-name="gr3" draw:text-style-name="P1" draw:layer="layout" draw:type="line" svg:x1="3.492cm" svg:y1="12.573cm" svg:x2="4.572cm" svg:y2="6.223cm" draw:start-shape="id4" draw:start-glue-point="0" draw:end-shape="id1" draw:end-glue-point="2" svg:d="M3492 12573l1080-6350" svg:viewBox="0 0 1081 6351">
          <text:p/>
        </draw:connector>
        <draw:connector draw:style-name="gr3" draw:text-style-name="P1" draw:layer="layout" draw:type="line" svg:x1="6.921cm" svg:y1="9.779cm" svg:x2="4.572cm" svg:y2="6.223cm" draw:start-shape="id5" draw:start-glue-point="0" draw:end-shape="id1" draw:end-glue-point="2" svg:d="M6921 9779l-2349-3556" svg:viewBox="0 0 2350 3557">
          <text:p/>
        </draw:connector>
        <draw:connector draw:style-name="gr3" draw:text-style-name="P1" draw:layer="layout" draw:type="line" svg:x1="7.874cm" svg:y1="6.985cm" svg:x2="4.572cm" svg:y2="6.223cm" draw:start-shape="id6" draw:start-glue-point="0" draw:end-shape="id1" draw:end-glue-point="2" svg:d="M7874 6985l-3302-762" svg:viewBox="0 0 3303 763">
          <text:p/>
        </draw:connector>
        <draw:connector draw:style-name="gr3" draw:text-style-name="P1" draw:layer="layout" draw:type="line" svg:x1="12.001cm" svg:y1="6.096cm" svg:x2="10.164cm" svg:y2="3.542cm" draw:start-shape="id7" draw:start-glue-point="0" svg:d="M12001 6096l-1837-2554" svg:viewBox="0 0 1838 2555">
          <text:p/>
        </draw:connector>
        <draw:connector draw:style-name="gr3" draw:text-style-name="P1" xml:id="id2" draw:id="id2" draw:layer="layout" draw:type="line" svg:x1="14.124cm" svg:y1="6.35cm" svg:x2="10.164cm" svg:y2="3.542cm" draw:start-shape="id8" svg:d="M14124 6350l-3960-2808" svg:viewBox="0 0 3961 2809">
          <text:p/>
        </draw:connector>
        <draw:connector draw:style-name="gr3" draw:text-style-name="P1" draw:layer="layout" draw:type="line" svg:x1="15.114cm" svg:y1="3.833cm" svg:x2="13.35cm" svg:y2="3.261cm" draw:start-shape="id9" draw:start-glue-point="0" draw:end-shape="id10" draw:end-glue-point="9" svg:d="M15114 3833l-1764-572" svg:viewBox="0 0 1765 573">
          <text:p/>
        </draw:connector>
        <draw:connector draw:style-name="gr3" draw:text-style-name="P1" draw:layer="layout" draw:type="line" svg:x1="18.161cm" svg:y1="3.873cm" svg:x2="13.35cm" svg:y2="3.261cm" draw:start-shape="id11" draw:start-glue-point="3" draw:end-shape="id10" draw:end-glue-point="9" svg:d="M18161 3873l-4811-612" svg:viewBox="0 0 4812 613">
          <text:p/>
        </draw:connector>
        <draw:custom-shape draw:style-name="gr1" draw:text-style-name="P2" xml:id="id19" draw:id="id19" draw:layer="layout" svg:width="4.191cm" svg:height="2.159cm" svg:x="10.541cm" svg:y="10.668cm">
          <text:p text:style-name="P1"><text:span text:style-name="T1">Auto-detect vulnerabilities when they are publicly report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9.589cm" svg:y1="12.954cm" svg:x2="10.164cm" svg:y2="3.542cm" draw:start-shape="id12" draw:start-glue-point="4" draw:end-shape="id2" draw:end-glue-point="3" svg:d="M9589 12954l575-9412" svg:viewBox="0 0 576 9413">
          <text:p/>
        </draw:connector>
        <draw:custom-shape draw:style-name="gr1" draw:text-style-name="P2" xml:id="id13" draw:id="id13" draw:layer="layout" svg:width="2.54cm" svg:height="1.435cm" svg:x="16.985cm" svg:y="13.435cm">
          <text:p text:style-name="P1"><text:span text:style-name="T1">Style checking tool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4" draw:id="id14" draw:layer="layout" svg:width="2.794cm" svg:height="1.905cm" svg:x="16.753cm" svg:y="15.07cm">
          <text:p text:style-name="P1"><text:span text:style-name="T1">Security vulner-ability scann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5" draw:id="id15" draw:layer="layout" svg:width="2.921cm" svg:height="2.54cm" svg:x="16.426cm" svg:y="18.388cm">
          <text:p text:style-name="P1"><text:span text:style-name="T1">Automated testing,</text:span></text:p>
          <text:p text:style-name="P1"><text:span text:style-name="T1">&gt;90% coverag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16.985cm" svg:y1="14.152cm" svg:x2="14.732cm" svg:y2="9.144cm" draw:start-shape="id13" draw:start-glue-point="3" draw:end-shape="id3" draw:end-glue-point="2" svg:d="M16985 14152l-2253-5008" svg:viewBox="0 0 2254 5009">
          <text:p/>
        </draw:connector>
        <draw:connector draw:style-name="gr3" draw:text-style-name="P1" draw:layer="layout" draw:type="line" svg:x1="16.753cm" svg:y1="16.022cm" svg:x2="14.732cm" svg:y2="9.144cm" draw:start-shape="id14" draw:start-glue-point="3" draw:end-shape="id3" draw:end-glue-point="2" svg:d="M16753 16022l-2021-6878" svg:viewBox="0 0 2022 6879">
          <text:p/>
        </draw:connector>
        <draw:connector draw:style-name="gr3" draw:text-style-name="P1" draw:layer="layout" draw:type="line" svg:x1="16.426cm" svg:y1="19.658cm" svg:x2="14.732cm" svg:y2="9.144cm" draw:start-shape="id15" draw:start-glue-point="3" draw:end-shape="id3" draw:end-glue-point="2" svg:d="M16426 19658l-1694-10514" svg:viewBox="0 0 1695 10515">
          <text:p/>
        </draw:connector>
        <draw:custom-shape draw:style-name="gr1" draw:text-style-name="P2" xml:id="id16" draw:id="id16" draw:layer="layout" svg:width="2.54cm" svg:height="0.762cm" svg:x="16.699cm" svg:y="17.144cm">
          <text:p text:style-name="P1"><text:span text:style-name="T1">FLOS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16.699cm" svg:y1="17.525cm" svg:x2="14.732cm" svg:y2="9.144cm" draw:start-shape="id16" draw:start-glue-point="3" draw:end-shape="id3" draw:end-glue-point="2" svg:d="M16699 17525l-1967-8381" svg:viewBox="0 0 1968 8382">
          <text:p/>
        </draw:connector>
        <draw:custom-shape draw:style-name="gr1" draw:text-style-name="P2" xml:id="id17" draw:id="id17" draw:layer="layout" svg:width="4.191cm" svg:height="1.397cm" svg:x="16.002cm" svg:y="1.651cm">
          <text:p text:style-name="P1"><text:span text:style-name="T1">Received CII Best Practices badg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16.002cm" svg:y1="2.349cm" svg:x2="13.351cm" svg:y2="3.244cm" draw:start-shape="id17" draw:start-glue-point="3" svg:d="M16002 2349l-2651 895" svg:viewBox="0 0 2652 896">
          <text:p/>
        </draw:connector>
        <draw:custom-shape draw:style-name="gr1" draw:text-style-name="P2" xml:id="id18" draw:id="id18" draw:layer="layout" svg:width="2.159cm" svg:height="1.651cm" svg:x="10.033cm" svg:y="8.89cm">
          <text:p text:style-name="P1"><text:span text:style-name="T1">Review before us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11.112cm" svg:y1="8.89cm" svg:x2="12.001cm" svg:y2="8.001cm" draw:start-shape="id18" draw:start-glue-point="0" draw:end-shape="id7" draw:end-glue-point="2" svg:d="M11112 8890l889-889" svg:viewBox="0 0 890 890">
          <text:p/>
        </draw:connector>
        <draw:connector draw:style-name="gr3" draw:text-style-name="P1" draw:layer="layout" draw:type="line" svg:x1="12.636cm" svg:y1="10.668cm" svg:x2="11.988cm" svg:y2="8.009cm" draw:start-shape="id19" draw:start-glue-point="0" svg:d="M12636 10668l-648-2659" svg:viewBox="0 0 649 2660">
          <text:p/>
        </draw:connector>
        <draw:custom-shape draw:style-name="gr1" draw:text-style-name="P2" xml:id="id20" draw:id="id20" draw:layer="layout" svg:width="3.556cm" svg:height="1.397cm" svg:x="0.889cm" svg:y="2.794cm">
          <text:p text:style-name="P1"><text:span text:style-name="T1">Security in requiremen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4.445cm" svg:y1="3.492cm" svg:x2="10.164cm" svg:y2="3.485cm" draw:start-shape="id20" draw:start-glue-point="1" svg:d="M4445 3492l5719-7" svg:viewBox="0 0 5720 8">
          <text:p/>
        </draw:connector>
        <draw:frame draw:style-name="gr4" draw:text-style-name="P4" draw:layer="layout" svg:width="2.763cm" svg:height="0.649cm" svg:x="0.793cm" svg:y="4.177cm">
          <draw:text-box>
            <text:p><text:span text:style-name="T3">See first figure</text:span></text:p>
          </draw:text-box>
        </draw:frame>
        <draw:custom-shape draw:style-name="gr1" draw:text-style-name="P2" xml:id="id21" draw:id="id21" draw:layer="layout" svg:width="1.905cm" svg:height="1.016cm" svg:x="18.156cm" svg:y="6.974cm">
          <text:p text:style-name="P1"><text:span text:style-name="T1">Detec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22" draw:id="id22" draw:layer="layout" svg:width="1.905cm" svg:height="1.905cm" svg:x="18.161cm" svg:y="8.763cm">
          <text:p text:style-name="P1"><text:span text:style-name="T1">External</text:span></text:p>
          <text:p text:style-name="P1"><text:span text:style-name="T1">(monitoring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23" draw:id="id23" draw:layer="layout" svg:width="1.905cm" svg:height="2.032cm" svg:x="18.315cm" svg:y="4.699cm">
          <text:p text:style-name="P1"><text:span text:style-name="T1">Recovery</text:span></text:p>
          <text:p text:style-name="P1"><text:span text:style-name="T1">(backups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19.108cm" svg:y1="6.974cm" svg:x2="17.426cm" svg:y2="6.35cm" draw:start-shape="id21" draw:start-glue-point="0" draw:end-shape="id8" svg:d="M19108 6974l-1682-624" svg:viewBox="0 0 1683 625">
          <text:p/>
        </draw:connector>
        <draw:connector draw:style-name="gr3" draw:text-style-name="P1" draw:layer="layout" draw:type="line" svg:x1="19.113cm" svg:y1="8.763cm" svg:x2="19.108cm" svg:y2="7.99cm" draw:start-shape="id22" draw:start-glue-point="0" draw:end-shape="id21" draw:end-glue-point="2" svg:d="M19113 8763l-5-773" svg:viewBox="0 0 6 774">
          <text:p/>
        </draw:connector>
        <draw:connector draw:style-name="gr3" draw:text-style-name="P1" draw:layer="layout" draw:type="line" svg:x1="18.315cm" svg:y1="5.715cm" svg:x2="17.426cm" svg:y2="6.35cm" draw:start-shape="id23" draw:start-glue-point="3" draw:end-shape="id8" draw:end-glue-point="1" svg:d="M18315 5715l-889 635" svg:viewBox="0 0 890 636">
          <text:p/>
        </draw:connector>
        <draw:custom-shape draw:style-name="gr1" draw:text-style-name="P2" xml:id="id37" draw:id="id37" draw:layer="layout" svg:width="3.175cm" svg:height="2.032cm" svg:x="16.945cm" svg:y="11.041cm">
          <text:p text:style-name="P1"><text:span text:style-name="T1">Internal (logging/</text:span></text:p>
          <text:p text:style-name="P1"><text:span text:style-name="T1">anomaly detection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905cm" svg:height="1.778cm" svg:x="16.383cm" svg:y="7.62cm">
          <text:p text:style-name="P1"><text:span text:style-name="T1">Online checke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16.71cm" svg:y1="9.344cm" svg:x2="15.775cm" svg:y2="7.239cm" draw:start-shape="id24" draw:start-glue-point="0" draw:end-shape="id8" draw:end-glue-point="2" svg:d="M16710 9344l-935-2105" svg:viewBox="0 0 936 2106">
          <text:p/>
        </draw:connector>
        <draw:custom-shape draw:style-name="gr2" draw:text-style-name="P3" xml:id="id12" draw:id="id12" draw:layer="layout" svg:width="7.493cm" svg:height="2.413cm" svg:x="5.842cm" svg:y="12.954cm">
          <text:p text:style-name="P1"><text:span text:style-name="T2">Security implemented in software implement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5" draw:id="id25" draw:layer="layout" svg:width="2.921cm" svg:height="1.524cm" svg:x="0.762cm" svg:y="16.637cm">
          <text:p text:style-name="P1"><text:span text:style-name="T1">Economy of mechanis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27" draw:id="id27" draw:layer="layout" svg:width="3.175cm" svg:height="1.524cm" svg:x="1.397cm" svg:y="21.59cm">
          <text:p text:style-name="P1"><text:span text:style-name="T1">Complete medi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26" draw:id="id26" draw:layer="layout" svg:width="3.175cm" svg:height="1.524cm" svg:x="1.016cm" svg:y="19.558cm">
          <text:p text:style-name="P1"><text:span text:style-name="T1">Fail-safe defaul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28" draw:id="id28" draw:layer="layout" svg:width="3.175cm" svg:height="1.524cm" svg:x="2.159cm" svg:y="23.749cm">
          <text:p text:style-name="P1"><text:span text:style-name="T1">Open desig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29" draw:id="id29" draw:layer="layout" svg:width="3.175cm" svg:height="1.524cm" svg:x="5.842cm" svg:y="24.384cm">
          <text:p text:style-name="P1"><text:span text:style-name="T1">Separation of privileg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31" draw:id="id31" draw:layer="layout" svg:width="3.175cm" svg:height="1.524cm" svg:x="11.176cm" svg:y="22.098cm">
          <text:p text:style-name="P1"><text:span text:style-name="T1">Least common mechanis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30" draw:id="id30" draw:layer="layout" svg:width="3.175cm" svg:height="2.286cm" svg:x="9.398cm" svg:y="24.13cm">
          <text:p text:style-name="P1"><text:span text:style-name="T1">Least privileg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32" draw:id="id32" draw:layer="layout" svg:width="3.556cm" svg:height="1.524cm" svg:x="11.176cm" svg:y="20.066cm">
          <text:p text:style-name="P1"><text:span text:style-name="T1">Psychological acceptabilit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33" draw:id="id33" draw:layer="layout" svg:width="3.556cm" svg:height="1.524cm" svg:x="10.922cm" svg:y="18.415cm">
          <text:p text:style-name="P1"><text:span text:style-name="T1">Limited attack surfa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34" draw:id="id34" draw:layer="layout" svg:width="3.556cm" svg:height="1.905cm" svg:x="10.668cm" svg:y="16.256cm">
          <text:p text:style-name="P1"><text:span text:style-name="T1">Input validation with <text:s/>whitelis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2.222cm" svg:y1="16.637cm" svg:x2="3.492cm" svg:y2="14.986cm" draw:start-shape="id25" draw:start-glue-point="0" draw:end-shape="id4" draw:end-glue-point="2" svg:d="M2222 16637l1270-1651" svg:viewBox="0 0 1271 1652">
          <text:p/>
        </draw:connector>
        <draw:connector draw:style-name="gr3" draw:text-style-name="P1" draw:layer="layout" draw:type="line" svg:x1="4.191cm" svg:y1="20.32cm" svg:x2="3.492cm" svg:y2="14.986cm" draw:start-shape="id26" draw:start-glue-point="1" draw:end-shape="id4" draw:end-glue-point="2" svg:d="M4191 20320l-699-5334" svg:viewBox="0 0 700 5335">
          <text:p/>
        </draw:connector>
        <draw:connector draw:style-name="gr3" draw:text-style-name="P1" draw:layer="layout" draw:type="line" svg:x1="4.572cm" svg:y1="22.352cm" svg:x2="3.492cm" svg:y2="14.986cm" draw:start-shape="id27" draw:start-glue-point="1" draw:end-shape="id4" draw:end-glue-point="2" svg:d="M4572 22352l-1080-7366" svg:viewBox="0 0 1081 7367">
          <text:p/>
        </draw:connector>
        <draw:connector draw:style-name="gr3" draw:text-style-name="P1" draw:layer="layout" draw:type="line" svg:x1="5.334cm" svg:y1="24.511cm" svg:x2="3.492cm" svg:y2="14.986cm" draw:start-shape="id28" draw:start-glue-point="1" draw:end-shape="id4" draw:end-glue-point="2" svg:d="M5334 24511l-1842-9525" svg:viewBox="0 0 1843 9526">
          <text:p/>
        </draw:connector>
        <draw:connector draw:style-name="gr3" draw:text-style-name="P1" draw:layer="layout" draw:type="line" svg:x1="7.429cm" svg:y1="24.384cm" svg:x2="3.492cm" svg:y2="14.986cm" draw:start-shape="id29" draw:start-glue-point="0" draw:end-shape="id4" draw:end-glue-point="2" svg:d="M7429 24384l-3937-9398" svg:viewBox="0 0 3938 9399">
          <text:p/>
        </draw:connector>
        <draw:connector draw:style-name="gr3" draw:text-style-name="P1" draw:layer="layout" draw:type="line" svg:x1="10.985cm" svg:y1="24.13cm" svg:x2="3.492cm" svg:y2="14.986cm" draw:start-shape="id30" draw:start-glue-point="0" draw:end-shape="id4" draw:end-glue-point="2" svg:d="M10985 24130l-7493-9144" svg:viewBox="0 0 7494 9145">
          <text:p/>
        </draw:connector>
        <draw:connector draw:style-name="gr3" draw:text-style-name="P1" draw:layer="layout" draw:type="line" svg:x1="11.176cm" svg:y1="22.86cm" svg:x2="3.492cm" svg:y2="14.986cm" draw:start-shape="id31" draw:start-glue-point="3" draw:end-shape="id4" draw:end-glue-point="2" svg:d="M11176 22860l-7684-7874" svg:viewBox="0 0 7685 7875">
          <text:p/>
        </draw:connector>
        <draw:connector draw:style-name="gr3" draw:text-style-name="P1" draw:layer="layout" draw:type="line" svg:x1="11.176cm" svg:y1="20.828cm" svg:x2="3.492cm" svg:y2="14.986cm" draw:start-shape="id32" draw:start-glue-point="3" draw:end-shape="id4" draw:end-glue-point="2" svg:d="M11176 20828l-7684-5842" svg:viewBox="0 0 7685 5843">
          <text:p/>
        </draw:connector>
        <draw:connector draw:style-name="gr3" draw:text-style-name="P1" draw:layer="layout" draw:type="line" svg:x1="10.922cm" svg:y1="19.177cm" svg:x2="3.492cm" svg:y2="14.986cm" draw:start-shape="id33" draw:start-glue-point="3" draw:end-shape="id4" draw:end-glue-point="2" svg:d="M10922 19177l-7430-4191" svg:viewBox="0 0 7431 4192">
          <text:p/>
        </draw:connector>
        <draw:connector draw:style-name="gr3" draw:text-style-name="P1" draw:layer="layout" draw:type="line" svg:x1="10.668cm" svg:y1="17.208cm" svg:x2="3.492cm" svg:y2="14.986cm" draw:start-shape="id34" draw:start-glue-point="3" draw:end-shape="id4" draw:end-glue-point="2" svg:d="M10668 17208l-7176-2222" svg:viewBox="0 0 7177 2223">
          <text:p/>
        </draw:connector>
        <draw:frame draw:style-name="gr4" draw:text-style-name="P4" draw:layer="layout" svg:width="3.364cm" svg:height="0.649cm" svg:x="0.689cm" svg:y="18.161cm">
          <draw:text-box>
            <text:p><text:span text:style-name="T3">See simple design</text:span></text:p>
          </draw:text-box>
        </draw:frame>
        <draw:frame draw:style-name="gr4" draw:text-style-name="P5" draw:layer="layout" svg:width="3.364cm" svg:height="0.729cm" svg:x="11.249cm" svg:y="15.04cm">
          <draw:text-box>
            <text:p><text:span text:style-name="T4">See next figure</text:span></text:p>
          </draw:text-box>
        </draw:frame>
        <draw:custom-shape draw:style-name="gr1" draw:text-style-name="P2" xml:id="id35" draw:id="id35" draw:layer="layout" svg:width="2.159cm" svg:height="1.524cm" svg:x="1.27cm" svg:y="10.16cm">
          <text:p text:style-name="P1"><text:span text:style-name="T1">Simple desig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2.349cm" svg:y1="10.16cm" svg:x2="4.608cm" svg:y2="6.224cm" draw:start-shape="id35" draw:start-glue-point="0" svg:d="M2349 10160l2259-3936" svg:viewBox="0 0 2260 3937">
          <text:p/>
        </draw:connector>
        <draw:custom-shape draw:style-name="gr1" draw:text-style-name="P2" xml:id="id36" draw:id="id36" draw:layer="layout" svg:width="1.905cm" svg:height="0.889cm" svg:x="12.7cm" svg:y="9.398cm">
          <text:p text:style-name="P1"><text:span text:style-name="T1">MIT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13.652cm" svg:y1="9.398cm" svg:x2="11.969cm" svg:y2="8.01cm" draw:start-shape="id36" draw:start-glue-point="0" svg:d="M13652 9398l-1683-1388" svg:viewBox="0 0 1684 1389">
          <text:p/>
        </draw:connector>
        <draw:custom-shape draw:style-name="gr1" draw:text-style-name="P2" xml:id="id24" draw:id="id24" draw:layer="layout" svg:width="2.286cm" svg:height="1.651cm" svg:x="15.567cm" svg:y="9.344cm">
          <text:p text:style-name="P1"><text:span text:style-name="T1">Deployment provid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17.336cm" svg:y1="7.602cm" svg:x2="15.776cm" svg:y2="7.221cm" svg:d="M17336 7602l-1560-381" svg:viewBox="0 0 1561 382">
          <text:p/>
        </draw:connector>
        <draw:connector draw:style-name="gr3" draw:text-style-name="P1" draw:layer="layout" draw:type="line" svg:x1="16.945cm" svg:y1="12.057cm" svg:x2="19.108cm" svg:y2="7.99cm" draw:start-shape="id37" draw:start-glue-point="3" draw:end-shape="id21" draw:end-glue-point="2" svg:d="M16945 12057l2163-4067" svg:viewBox="0 0 2164 4068">
          <text:p/>
        </draw:connector>
        <draw:custom-shape draw:style-name="gr1" draw:text-style-name="P2" xml:id="id38" draw:id="id38" draw:layer="layout" svg:width="2.54cm" svg:height="2.286cm" svg:x="0.635cm" svg:y="6.223cm">
          <text:p text:style-name="P1"><text:span text:style-name="T1">STRIDE threat model analyz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3.175cm" svg:y1="7.366cm" svg:x2="4.608cm" svg:y2="6.225cm" draw:start-shape="id38" draw:start-glue-point="1" svg:d="M3175 7366l1433-1141" svg:viewBox="0 0 1434 114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635cm" fo:margin-bottom="0.635cm" fo:margin-left="0.635cm" fo:margin-right="0.635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08T18:33:54.542993444</meta:creation-date>
    <dc:date>2017-03-04T11:15:31.384181190</dc:date>
    <meta:editing-duration>PT2H12M41S</meta:editing-duration>
    <meta:editing-cycles>41</meta:editing-cycles>
    <meta:generator>LibreOffice/4.2.8.2$Linux_X86_64 LibreOffice_project/420m0$Build-2</meta:generator>
    <meta:document-statistic meta:object-count="78"/>
  </office:meta>
</office:document-meta>
</file>